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ahnschrift"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center"/>
      <style:text-properties style:font-name="Bahnschrift" fo:font-weight="bold" style:font-weight-asian="bold" style:font-weight-complex="bold" fo:font-size="20pt" style:font-size-asian="20pt" style:font-size-complex="20pt" style:text-underline-type="single" style:text-underline-style="solid" style:text-underline-width="bold" style:text-underline-mode="continuous" fo:language="en" fo:country="US"/>
    </style:style>
    <style:style style:name="P3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4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5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6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T7" style:parent-style-name="Προεπιλεγμένηγραμματοσειρά" style:family="text">
      <style:text-properties style:font-name="Bahnschrift" fo:language="en" fo:country="US"/>
    </style:style>
    <style:style style:name="P8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9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T10" style:parent-style-name="Προεπιλεγμένηγραμματοσειρά" style:family="text">
      <style:text-properties style:font-name="Bahnschrift" fo:language="en" fo:country="US"/>
    </style:style>
    <style:style style:name="P11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12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T13" style:parent-style-name="Προεπιλεγμένηγραμματοσειρά" style:family="text">
      <style:text-properties style:font-name="Bahnschrift" fo:language="en" fo:country="US"/>
    </style:style>
    <style:style style:name="T14" style:parent-style-name="Προεπιλεγμένηγραμματοσειρά" style:family="text">
      <style:text-properties style:font-name="Bahnschrift" fo:language="en" fo:country="US"/>
    </style:style>
    <style:style style:name="P15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16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17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18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19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T20" style:parent-style-name="Προεπιλεγμένηγραμματοσειρά" style:family="text">
      <style:text-properties style:font-name="Bahnschrift" fo:language="en" fo:country="US"/>
    </style:style>
    <style:style style:name="P21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22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T23" style:parent-style-name="Προεπιλεγμένηγραμματοσειρά" style:family="text">
      <style:text-properties style:font-name="Bahnschrift" fo:language="en" fo:country="US"/>
    </style:style>
    <style:style style:name="T24" style:parent-style-name="Προεπιλεγμένηγραμματοσειρά" style:family="text">
      <style:text-properties style:font-name="Bahnschrift" fo:language="en" fo:country="US"/>
    </style:style>
    <style:style style:name="P25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26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27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28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29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T30" style:parent-style-name="Προεπιλεγμένηγραμματοσειρά" style:family="text">
      <style:text-properties style:font-name="Bahnschrift" fo:background-color="#FFFFFF" fo:language="en" fo:country="US"/>
    </style:style>
    <style:style style:name="T31" style:parent-style-name="Προεπιλεγμένηγραμματοσειρά" style:family="text">
      <style:text-properties style:font-name="Bahnschrift" fo:background-color="#FFFFFF" fo:language="en" fo:country="US"/>
    </style:style>
    <style:style style:name="P32" style:parent-style-name="Standard" style:family="paragraph">
      <style:text-properties style:font-name="Bahnschrift" fo:font-weight="bold" style:font-weight-asian="bold" style:font-weight-complex="bold" fo:background-color="#FFFFFF" fo:language="en" fo:country="US"/>
    </style:style>
    <style:style style:name="P33" style:parent-style-name="Standard" style:family="paragraph">
      <style:text-properties style:font-name="Bahnschrift" fo:font-weight="bold" style:font-weight-asian="bold" style:font-weight-complex="bold" fo:background-color="#FFFFFF" fo:language="en" fo:country="US"/>
    </style:style>
    <style:style style:name="P34" style:parent-style-name="Standard" style:family="paragraph">
      <style:text-properties style:font-name="Bahnschrift" fo:font-weight="bold" style:font-weight-asian="bold" style:font-weight-complex="bold" fo:background-color="#FFFFFF" fo:language="en" fo:country="US"/>
    </style:style>
    <style:style style:name="P35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36" style:parent-style-name="Standard" style:family="paragraph">
      <style:text-properties style:font-name="Bahnschrift" fo:language="en" fo:country="US"/>
    </style:style>
    <style:style style:name="P37" style:parent-style-name="Standard" style:family="paragraph">
      <style:text-properties style:font-name="Bahnschrift" fo:font-weight="bold" style:font-weight-asian="bold" style:font-weight-complex="bold" fo:language="en" fo:country="US"/>
    </style:style>
    <style:style style:name="P38" style:parent-style-name="Standard" style:family="paragraph">
      <style:text-properties style:font-name="Bahnschrift" fo:font-weight="bold" style:font-weight-asian="bold" style:font-weight-complex="bold" fo:language="en" fo:country="US"/>
    </style:style>
  </office:automatic-styles>
  <office:body>
    <office:text text:use-soft-page-breaks="true">
      <text:p text:style-name="P1"/>
      <text:p text:style-name="P2">User Interface Source Links</text:p>
      <text:p text:style-name="P3"/>
      <text:p text:style-name="P4">Following links are about the implementation of a floating action button and bottom navigation bar in the UI:</text:p>
      <text:p text:style-name="P5"/>
      <text:p text:style-name="P6">-GeeksForGeeks:</text:p>
      <text:p text:style-name="Standard"><text:a xlink:href="https://www.geeksforgeeks.org/how-to-add-a-floating-action-button-to-bottom-navigation-bar-in-android/" office:target-frame-name="_top" xlink:show="replace"><text:span text:style-name="T7">How to Add a Floating Action Button to Bottom Navigation Bar in Android?</text:span></text:a></text:p>
      <text:p text:style-name="P8"/>
      <text:p text:style-name="P9">-Youtube:</text:p>
      <text:p text:style-name="Standard"><text:a xlink:href="https://www.youtube.com/watch?v=iEXh1-KVeVc&amp;t=420s" office:target-frame-name="_top" xlink:show="replace"><text:span text:style-name="T10">How to make a Bottom Navigation Bar with a Floating Action Button – Android Studio Tutorial</text:span></text:a></text:p>
      <text:p text:style-name="P11"/>
      <text:p text:style-name="P12">-Youtube:</text:p>
      <text:p text:style-name="Standard"><text:a xlink:href="https://www.youtube.com/watch?v=0x5kmLY16qE" office:target-frame-name="_top" xlink:show="replace"><text:span text:style-name="T13">Bottom Navigation Bar in<text:s/></text:span><text:span text:style-name="T14">Android Studio using Java | Explanation</text:span></text:a></text:p>
      <text:p text:style-name="P15"/>
      <text:p text:style-name="P16"/>
      <text:p text:style-name="P17">These links were used to create the bottom sheet in the PostActivity (“+ Add a tag”):</text:p>
      <text:p text:style-name="P18"/>
      <text:p text:style-name="P19">-Youtube:</text:p>
      <text:p text:style-name="Standard"><text:a xlink:href="https://www.youtube.com/watch?v=sp9j0e-Kzc8&amp;t=19s" office:target-frame-name="_top" xlink:show="replace"><text:span text:style-name="T20">Android Bottom Sheet Dialog | Android Studio Tutorial | FoxAndroid</text:span></text:a></text:p>
      <text:p text:style-name="P21"/>
      <text:p text:style-name="P22">-Youtube:</text:p>
      <text:p text:style-name="Standard"><text:a xlink:href="https://www.youtube.com/watch?v=h6g4NpiC0i4&amp;t=264s" office:target-frame-name="_top" xlink:show="replace"><text:span text:style-name="T23">How To Use ScrollView in Android | Scroll Vi</text:span><text:span text:style-name="T24">ew And Contraint Layout | Android Studio Tutorial</text:span></text:a></text:p>
      <text:p text:style-name="P25"/>
      <text:p text:style-name="P26"/>
      <text:p text:style-name="P27">Used to understand fragments (not only in UI):</text:p>
      <text:p text:style-name="P28"/>
      <text:p text:style-name="P29">-GeeksForGeeks:</text:p>
      <text:p text:style-name="Standard"><text:a xlink:href="https://www.geeksforgeeks.org/difference-between-a-fragment-and-an-activity-in-android/" office:target-frame-name="_top" xlink:show="replace"><text:span text:style-name="T30">Difference Between a<text:s/></text:span><text:span text:style-name="T31">Fragment and an Activity in Android</text:span></text:a></text:p>
      <text:p text:style-name="P32"/>
      <text:p text:style-name="P33">For the Search Fragment:</text:p>
      <text:p text:style-name="P34"/>
      <text:p text:style-name="P35">-Youtube</text:p>
      <text:p text:style-name="P36">Fragment SearchView | Adding SearchView in Fragment | Android Studio</text:p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elen Zina</dc:creator>
    <meta:creation-date>2023-11-14T20:30:00Z</meta:creation-date>
    <dc:date>2023-12-05T19:37:00Z</dc:date>
    <meta:template xlink:href="Normal.dotm" xlink:type="simple"/>
    <meta:editing-cycles>6</meta:editing-cycles>
    <meta:editing-duration>PT4320S</meta:editing-duration>
    <meta:document-statistic meta:page-count="1" meta:paragraph-count="2" meta:word-count="218" meta:character-count="1397" meta:row-count="9" meta:non-whitespace-character-count="1181"/>
  </office:meta>
</office:document-meta>
</file>